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6.801041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Fil</text:p>
          </table:table-cell>
          <table:table-cell office:value-type="string" table:style-name="ce1">
            <text:p>Liner</text:p>
          </table:table-cell>
          <table:table-cell office:value-type="string" table:style-name="ce1">
            <text:p>Beskrivelse</text:p>
          </table:table-cell>
          <table:table-cell office:value-type="string" table:style-name="ce1">
            <text:p>our comme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onHandler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God kodestil at have constraints på setteren (tjek for max bredde af stroke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tionHandler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Gør det mere klart at newSize er I procen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lectionHandler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pointerDown burde nok hedde pointerTracking eller noge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lectionHandler</text:p>
          </table:table-cell>
          <table:table-cell office:value-type="string" table:style-name="ce1">
            <text:p>124 og 137</text:p>
          </table:table-cell>
          <table:table-cell office:value-type="string" table:style-name="ce1">
            <text:p>konsistens mellem navngivning af resources (res vs resourc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lectionHandler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crapEntity burde måske hedde deleteEntitt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lectionHandler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TouchEventTag som camelca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lectionHandler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Burde der være en return false her?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lectionHandler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Vi synes der burde være {} og linje skif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lectionHandler</text:p>
          </table:table-cell>
          <table:table-cell office:value-type="string" table:style-name="ce1">
            <text:p>274-275</text:p>
          </table:table-cell>
          <table:table-cell office:value-type="string" table:style-name="ce1">
            <text:p>Kan flyttes ind I den if-sætningen ovenf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lectionHandler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Der er unødvendigt ekstra scope I case'ne</text:p>
          </table:table-cell>
          <table:table-cell office:value-type="string" table:style-name="ce1">
            <text:p>line 3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lectionHandler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Prøv at fjerne save() og se hvad der sker. Virker underligt at der kommer save() og så restore()</text:p>
          </table:table-cell>
          <table:table-cell office:value-type="string" table:style-name="ce1">
            <text:p>not working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apeHandler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mid init værdierne ind I konstanter</text:p>
          </table:table-cell>
          <table:table-cell office:value-type="string" table:style-name="ce1">
            <text:p>nop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eehandHandler</text:p>
          </table:table-cell>
          <table:table-cell office:value-type="string" table:style-name="ce1">
            <text:p>41-54</text:p>
          </table:table-cell>
          <table:table-cell office:value-type="string" table:style-name="ce1">
            <text:p>Ret = returnValue, c = canvas, p = noget mere sigene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handHandler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n kommentar, tak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oragePictogram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iver e.getMessage() en rodet besked eller en præsentabel besked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ragePictogram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Image = path, Audio = File. Er det ikke begge filer eller begge paths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ragePictogram</text:p>
          </table:table-cell>
          <table:table-cell office:value-type="string" table:style-name="ce1">
            <text:p>80-84</text:p>
          </table:table-cell>
          <table:table-cell office:value-type="string" table:style-name="ce1">
            <text:p>Check på valide input (måske smide det I getter/setter og køre validering der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ragePictogram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variabel b er ikke så sigend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yteConverter</text:p>
          </table:table-cell>
          <table:table-cell office:value-type="string" table:style-name="ce1">
            <text:p>15-16</text:p>
          </table:table-cell>
          <table:table-cell office:value-type="string" table:style-name="ce1">
            <text:p>variabel out og os er ikke særlig sigene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teConverter</text:p>
          </table:table-cell>
          <table:table-cell office:value-type="string" table:style-name="ce1">
            <text:p>21-22</text:p>
          </table:table-cell>
          <table:table-cell office:value-type="string" table:style-name="ce1">
            <text:p>Variabel in og is er ikke særlig sigend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eHandler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etinlineTextLabel skal være camelca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leHandler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bos er ikke sigen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leHandler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fos er ikke sigen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leHandler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Indsæt nu bare de e'er I det variabel nav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lpDialogFragment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+ NUM_PAGES % NUM_PAGES giver ingen mening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rik Jensen</meta:initial-creator>
    <dc:creator>Lars</dc:creator>
    <meta:creation-date>2014-05-14T09:22:05Z</meta:creation-date>
    <dc:date>2014-05-15T11:16:56Z</dc:date>
    <meta:editing-cycles>4</meta:editing-cycles>
    <meta:editing-duration>PT11309S</meta:editing-duration>
  </office:meta>
</office:document-meta>
</file>